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697cm" table:align="margins"/>
    </style:style>
    <style:style style:name="Tableau1.A" style:family="table-column">
      <style:table-column-properties style:column-width="3.104cm" style:rel-column-width="1760*"/>
    </style:style>
    <style:style style:name="Tableau1.B" style:family="table-column">
      <style:table-column-properties style:column-width="0.093cm" style:rel-column-width="53*"/>
    </style:style>
    <style:style style:name="Tableau1.C" style:family="table-column">
      <style:table-column-properties style:column-width="0.6cm" style:rel-column-width="340*"/>
    </style:style>
    <style:style style:name="Tableau1.D" style:family="table-column">
      <style:table-column-properties style:column-width="2.305cm" style:rel-column-width="1307*"/>
    </style:style>
    <style:style style:name="Tableau1.E" style:family="table-column">
      <style:table-column-properties style:column-width="1.799cm" style:rel-column-width="1020*"/>
    </style:style>
    <style:style style:name="Tableau1.F" style:family="table-column">
      <style:table-column-properties style:column-width="0.699cm" style:rel-column-width="396*"/>
    </style:style>
    <style:style style:name="Tableau1.G" style:family="table-column">
      <style:table-column-properties style:column-width="1.3cm" style:rel-column-width="737*"/>
    </style:style>
    <style:style style:name="Tableau1.H" style:family="table-column">
      <style:table-column-properties style:column-width="1.894cm" style:rel-column-width="1074*"/>
    </style:style>
    <style:style style:name="Tableau1.I" style:family="table-column">
      <style:table-column-properties style:column-width="1.21cm" style:rel-column-width="686*"/>
    </style:style>
    <style:style style:name="Tableau1.J" style:family="table-column">
      <style:table-column-properties style:column-width="1.094cm" style:rel-column-width="620*"/>
    </style:style>
    <style:style style:name="Tableau1.K" style:family="table-column">
      <style:table-column-properties style:column-width="0.907cm" style:rel-column-width="514*"/>
    </style:style>
    <style:style style:name="Tableau1.L" style:family="table-column">
      <style:table-column-properties style:column-width="0.998cm" style:rel-column-width="566*"/>
    </style:style>
    <style:style style:name="Tableau1.M" style:family="table-column">
      <style:table-column-properties style:column-width="1.693cm" style:rel-column-width="96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J1" style:family="table-cell">
      <style:table-cell-properties fo:padding="0.097cm" fo:border="0.05pt solid #000000"/>
    </style:style>
    <style:style style:name="Tableau1.H2" style:family="table-cell">
      <style:table-cell-properties fo:padding="0.097cm" fo:border-left="0.05pt solid #000000" fo:border-right="none" fo:border-top="none" fo:border-bottom="0.05pt solid #000000"/>
    </style:style>
    <style:style style:name="Tableau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279cm"/>
    </style:style>
    <style:style style:name="Tableau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L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2pt" fo:language="fr" fo:country="FR" style:font-size-asian="12pt" style:font-size-complex="12pt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04cm" style:type="center"/>
        </style:tab-stops>
      </style:paragraph-properties>
      <style:text-properties style:font-name="Arial" fo:font-size="10pt" fo:language="fr" fo:country="FR" officeooo:rsid="000e43f8" officeooo:paragraph-rsid="0016a9f7" style:font-size-asian="10pt" style:font-size-complex="10pt"/>
    </style:style>
    <style:style style:name="P4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fo:language="fr" fo:country="FR" officeooo:paragraph-rsid="0016a9f7" style:font-size-asian="10pt" style:font-size-complex="10pt"/>
    </style:style>
    <style:style style:name="P5" style:family="paragraph" style:parent-style-name="Table_20_Contents">
      <style:text-properties style:font-name="Arial" fo:font-size="12pt" fo:language="fr" fo:country="FR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175d18" officeooo:paragraph-rsid="00175d18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2pt" fo:language="fr" fo:country="FR" style:font-size-asian="12pt" style:font-size-complex="12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2pt" fo:language="fr" fo:country="FR" officeooo:paragraph-rsid="0017de1e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17de1e" officeooo:paragraph-rsid="002a14b7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2pt" fo:language="fr" fo:country="FR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paragraph-rsid="001d2222" style:font-size-asian="12pt" style:font-size-complex="12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268de8" officeooo:paragraph-rsid="001d2222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2pt" fo:language="fr" fo:country="FR" fo:font-weight="bold" officeooo:paragraph-rsid="001962fe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Arial" fo:font-size="12pt" fo:language="fr" fo:country="FR" fo:font-weight="normal" officeooo:rsid="00175d18" officeooo:paragraph-rsid="0017de1e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0pt" officeooo:rsid="0017de1e" officeooo:paragraph-rsid="0020f583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0pt" officeooo:paragraph-rsid="0020f583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0pt" fo:language="fr" fo:country="FR" officeooo:paragraph-rsid="0017de1e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0pt" fo:language="fr" fo:country="FR" officeooo:paragraph-rsid="0020f583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0pt" fo:language="fr" fo:country="FR" officeooo:rsid="00244941" officeooo:paragraph-rsid="00244941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0pt" fo:language="fr" fo:country="FR" officeooo:rsid="0017de1e" officeooo:paragraph-rsid="0017de1e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0pt" fo:language="fr" fo:country="FR" officeooo:rsid="0017de1e" officeooo:paragraph-rsid="0020f583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paragraph-rsid="0017de1e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paragraph-rsid="001ec16a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rsid="001ec16a" officeooo:paragraph-rsid="001ec16a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rsid="00268de8" officeooo:paragraph-rsid="001ec16a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language="fr" fo:country="FR" fo:font-weight="bold" officeooo:rsid="0017de1e" officeooo:paragraph-rsid="0020f583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language="fr" fo:country="FR" fo:font-weight="bold" officeooo:rsid="0017de1e" officeooo:paragraph-rsid="00244941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language="fr" fo:country="FR" fo:font-weight="bold" officeooo:rsid="001ec16a" officeooo:paragraph-rsid="001ec16a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language="fr" fo:country="FR" officeooo:rsid="001ec16a" officeooo:paragraph-rsid="001ec16a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fr" fo:country="FR" style:font-size-asian="7pt" style:font-size-complex="8pt"/>
    </style:style>
    <style:style style:name="P31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Arial" fo:font-size="6pt" fo:language="fr" fo:country="FR" officeooo:rsid="0017de1e" officeooo:paragraph-rsid="0017de1e" style:font-size-asian="5.25pt" style:font-size-complex="6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6pt" fo:language="fr" fo:country="FR" officeooo:paragraph-rsid="001d2222" style:font-size-asian="5.25pt" style:font-size-complex="6pt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14pt" fo:language="fr" fo:country="FR" fo:font-weight="bold" officeooo:rsid="00268de8" officeooo:paragraph-rsid="001962fe" style:font-size-asian="14pt" style:font-weight-asian="bold" style:font-size-complex="14pt" style:font-weight-complex="bold"/>
    </style:style>
    <style:style style:name="T1" style:family="text">
      <style:text-properties officeooo:rsid="0016a9f7"/>
    </style:style>
    <style:style style:name="T2" style:family="text">
      <style:text-properties officeooo:rsid="000bf3ed"/>
    </style:style>
    <style:style style:name="T3" style:family="text">
      <style:text-properties officeooo:rsid="0017de1e"/>
    </style:style>
    <style:style style:name="T4" style:family="text">
      <style:text-properties officeooo:rsid="001d2222"/>
    </style:style>
    <style:style style:name="T5" style:family="text">
      <style:text-properties officeooo:rsid="001ec16a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268de8"/>
    </style:style>
    <style:style style:name="T8" style:family="text">
      <style:text-properties fo:font-size="8pt" officeooo:rsid="00268de8" style:font-size-asian="8pt" style:font-size-complex="8pt"/>
    </style:style>
    <style:style style:name="T9" style:family="text">
      <style:text-properties fo:font-size="8pt" officeooo:rsid="001d2222" style:font-size-asian="8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column table:style-name="Tableau1.K"/>
        <table:table-column table:style-name="Tableau1.L"/>
        <table:table-column table:style-name="Tableau1.M"/>
        <table:table-row>
          <table:table-cell table:style-name="Tableau1.A1" table:number-rows-spanned="8" table:number-columns-spanned="7" office:value-type="string">
            <text:p text:style-name="P5">&lt;Photodefaut&gt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table:number-columns-spanned="2" office:value-type="string">
            <text:p text:style-name="P6">Désignation</text:p>
          </table:table-cell>
          <table:covered-table-cell/>
          <table:table-cell table:style-name="Tableau1.J1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2" table:number-columns-spanned="2" office:value-type="string">
            <text:p text:style-name="P33">ÉTAT</text:p>
          </table:table-cell>
          <table:covered-table-cell/>
          <table:table-cell table:style-name="Tableau1.J2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2" table:number-columns-spanned="2" office:value-type="string">
            <text:p text:style-name="P13">Date du prochain <text:span text:style-name="T7">contrôle</text:span></text:p>
          </table:table-cell>
          <table:covered-table-cell/>
          <table:table-cell table:style-name="Tableau1.J2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2" table:number-columns-spanned="2" office:value-type="string">
            <text:p text:style-name="P12">Référence</text:p>
          </table:table-cell>
          <table:covered-table-cell/>
          <table:table-cell table:style-name="Tableau1.J2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2" table:number-columns-spanned="2" office:value-type="string">
            <text:p text:style-name="P7"><text:span text:style-name="T7">Numéro</text:span> série</text:p>
          </table:table-cell>
          <table:covered-table-cell/>
          <table:table-cell table:style-name="Tableau1.J2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2" table:number-columns-spanned="2" office:value-type="string">
            <text:p text:style-name="P7"><text:span text:style-name="T7">Numéro</text:span> RFID</text:p>
          </table:table-cell>
          <table:covered-table-cell/>
          <table:table-cell table:style-name="Tableau1.J2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2" table:number-columns-spanned="2" office:value-type="string">
            <text:p text:style-name="P7"><text:span text:style-name="T3">Unité de travail</text:span></text:p>
          </table:table-cell>
          <table:covered-table-cell/>
          <table:table-cell table:style-name="Tableau1.J2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2" table:number-columns-spanned="2" office:value-type="string">
            <text:p text:style-name="P7"><text:span text:style-name="T3">Responsable</text:span></text:p>
          </table:table-cell>
          <table:covered-table-cell/>
          <table:table-cell table:style-name="Tableau1.J2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Tableau1.H2" table:number-columns-spanned="2" office:value-type="string">
            <text:p text:style-name="P14">Description</text:p>
          </table:table-cell>
          <table:covered-table-cell/>
          <table:table-cell table:style-name="Tableau1.J2" table:number-columns-spanned="11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0">
          <table:table-cell table:style-name="Tableau1.J2" table:number-columns-spanned="13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J2" table:number-columns-spanned="13" office:value-type="string">
            <text:p text:style-name="P9">Mise en service de l'EPI <text:span text:style-name="T9">(Équipement de Protection Individue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2" table:number-columns-spanned="3" office:value-type="string">
            <text:p text:style-name="P17">Date de fabrication</text:p>
          </table:table-cell>
          <table:covered-table-cell/>
          <table:covered-table-cell/>
          <table:table-cell table:style-name="Tableau1.A12" office:value-type="string">
            <text:p text:style-name="P17"/>
          </table:table-cell>
          <table:table-cell table:style-name="Tableau1.A12" office:value-type="string">
            <text:p text:style-name="P19">Fabricant</text:p>
          </table:table-cell>
          <table:table-cell table:style-name="Tableau1.A12" table:number-columns-spanned="3" office:value-type="string">
            <text:p text:style-name="P18"/>
          </table:table-cell>
          <table:covered-table-cell/>
          <table:covered-table-cell/>
          <table:table-cell table:style-name="Tableau1.A12" table:number-columns-spanned="3" office:value-type="string">
            <text:p text:style-name="P18">Durée de vie</text:p>
          </table:table-cell>
          <table:covered-table-cell/>
          <table:covered-table-cell/>
          <table:table-cell table:style-name="Tableau1.L12" table:number-columns-spanned="2" office:value-type="string">
            <text:p text:style-name="P8"/>
          </table:table-cell>
          <table:covered-table-cell/>
        </table:table-row>
        <table:table-row>
          <table:table-cell table:style-name="Tableau1.A12" table:number-columns-spanned="3" office:value-type="string">
            <text:p text:style-name="P20">Date d'achat</text:p>
          </table:table-cell>
          <table:covered-table-cell/>
          <table:covered-table-cell/>
          <table:table-cell table:style-name="Tableau1.A12" office:value-type="string">
            <text:p text:style-name="P20"/>
          </table:table-cell>
          <table:table-cell table:style-name="Tableau1.A12" office:value-type="string">
            <text:p text:style-name="P19">Vendeur</text:p>
          </table:table-cell>
          <table:table-cell table:style-name="Tableau1.A12" table:number-columns-spanned="3" office:value-type="string">
            <text:p text:style-name="P21"/>
          </table:table-cell>
          <table:covered-table-cell/>
          <table:covered-table-cell/>
          <table:table-cell table:style-name="Tableau1.A12" table:number-columns-spanned="3" office:value-type="string">
            <text:p text:style-name="P21">Date de mise en service</text:p>
          </table:table-cell>
          <table:covered-table-cell/>
          <table:covered-table-cell/>
          <table:table-cell table:style-name="Tableau1.L12" table:number-columns-spanned="2" office:value-type="string">
            <text:p text:style-name="P8"/>
          </table:table-cell>
          <table:covered-table-cell/>
        </table:table-row>
        <table:table-row>
          <table:table-cell table:style-name="Tableau1.A12" office:value-type="string">
            <text:p text:style-name="P26">Périodicité de <text:span text:style-name="T7">contrôle</text:span> <text:span text:style-name="T8">(jours)</text:span></text:p>
          </table:table-cell>
          <table:table-cell table:style-name="Tableau1.A12" table:number-columns-spanned="3" office:value-type="string">
            <text:p text:style-name="P22"/>
          </table:table-cell>
          <table:covered-table-cell/>
          <table:covered-table-cell/>
          <table:table-cell table:style-name="Tableau1.A12" table:number-columns-spanned="2" office:value-type="string">
            <text:p text:style-name="P27">Date de fin de vie <text:span text:style-name="T5">théorique</text:span></text:p>
          </table:table-cell>
          <table:covered-table-cell/>
          <table:table-cell table:style-name="Tableau1.A12" table:number-columns-spanned="2" office:value-type="string">
            <text:p text:style-name="P26"/>
          </table:table-cell>
          <table:covered-table-cell/>
          <table:table-cell table:style-name="Tableau1.A12" table:number-columns-spanned="3" office:value-type="string">
            <text:p text:style-name="P28">Date de mise au rebut</text:p>
          </table:table-cell>
          <table:covered-table-cell/>
          <table:covered-table-cell/>
          <table:table-cell table:style-name="Tableau1.L12" table:number-columns-spanned="2" office:value-type="string">
            <text:p text:style-name="P8"/>
          </table:table-cell>
          <table:covered-table-cell/>
        </table:table-row>
        <table:table-row>
          <table:table-cell table:style-name="Tableau1.J2" table:number-columns-spanned="13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J2" table:number-columns-spanned="13" office:value-type="string">
            <text:p text:style-name="P11"><text:span text:style-name="T4">Maintenance et entretien de l'EPI </text:span><text:span text:style-name="T9">(Équipement de Protection Individue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2" table:number-columns-spanned="2" office:value-type="string">
            <text:p text:style-name="P24">Méthode entretien</text:p>
          </table:table-cell>
          <table:covered-table-cell/>
          <table:table-cell table:style-name="Tableau1.L12" table:number-columns-spanned="11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2" table:number-columns-spanned="2" office:value-type="string">
            <text:p text:style-name="P24">Mesures hygiène</text:p>
          </table:table-cell>
          <table:covered-table-cell/>
          <table:table-cell table:style-name="Tableau1.L12" table:number-columns-spanned="11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L12" table:number-columns-spanned="13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2" table:number-columns-spanned="2" office:value-type="string">
            <text:p text:style-name="P10">Date <text:span text:style-name="T7">contrôle</text:span></text:p>
          </table:table-cell>
          <table:covered-table-cell/>
          <table:table-cell table:style-name="Tableau1.A12" table:number-columns-spanned="8" office:value-type="string">
            <text:p text:style-name="P29">Nature de l'inspection : Réparations, incidents,changement pièces, etc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2" table:number-columns-spanned="2" office:value-type="string">
            <text:p text:style-name="P25">Contrôleur</text:p>
          </table:table-cell>
          <table:covered-table-cell/>
          <table:table-cell table:style-name="Tableau1.L12" office:value-type="string">
            <text:p text:style-name="P23">Résultat</text:p>
          </table:table-cell>
        </table:table-row>
        <table:table-row>
          <table:table-cell table:style-name="Tableau1.H2" table:number-columns-spanned="2" office:value-type="string">
            <text:p text:style-name="P5"/>
          </table:table-cell>
          <table:covered-table-cell/>
          <table:table-cell table:style-name="Tableau1.H2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2" table:number-columns-spanned="2" office:value-type="string">
            <text:p text:style-name="P5"/>
          </table:table-cell>
          <table:covered-table-cell/>
          <table:table-cell table:style-name="Tableau1.J2" office:value-type="string">
            <text:p text:style-name="P5"/>
          </table:table-cell>
        </table:table-row>
        <table:table-row>
          <table:table-cell table:style-name="Tableau1.H2" table:number-columns-spanned="2" office:value-type="string">
            <text:p text:style-name="P5"/>
          </table:table-cell>
          <table:covered-table-cell/>
          <table:table-cell table:style-name="Tableau1.H2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2" table:number-columns-spanned="2" office:value-type="string">
            <text:p text:style-name="P5"/>
          </table:table-cell>
          <table:covered-table-cell/>
          <table:table-cell table:style-name="Tableau1.J2" office:value-type="string">
            <text:p text:style-name="P5"/>
          </table:table-cell>
        </table:table-row>
        <table:table-row>
          <table:table-cell table:style-name="Tableau1.H2" table:number-columns-spanned="2" office:value-type="string">
            <text:p text:style-name="P5"/>
          </table:table-cell>
          <table:covered-table-cell/>
          <table:table-cell table:style-name="Tableau1.H2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2" table:number-columns-spanned="2" office:value-type="string">
            <text:p text:style-name="P5"/>
          </table:table-cell>
          <table:covered-table-cell/>
          <table:table-cell table:style-name="Tableau1.J2" office:value-type="string">
            <text:p text:style-name="P5"/>
          </table:table-cell>
        </table:table-row>
        <table:table-row>
          <table:table-cell table:style-name="Tableau1.H2" table:number-columns-spanned="2" office:value-type="string">
            <text:p text:style-name="P5"/>
          </table:table-cell>
          <table:covered-table-cell/>
          <table:table-cell table:style-name="Tableau1.H2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2" table:number-columns-spanned="2" office:value-type="string">
            <text:p text:style-name="P5"/>
          </table:table-cell>
          <table:covered-table-cell/>
          <table:table-cell table:style-name="Tableau1.J2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04cm" style:type="center"/>
        </style:tab-stops>
      </style:paragraph-properties>
      <style:text-properties style:font-name="Arial" fo:font-size="10pt" fo:language="fr" fo:country="FR" officeooo:rsid="000e43f8" officeooo:paragraph-rsid="0016a9f7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fo:language="fr" fo:country="FR" officeooo:paragraph-rsid="0016a9f7" style:font-size-asian="10pt" style:font-size-complex="10pt"/>
    </style:style>
    <style:style style:name="MT1" style:family="text">
      <style:text-properties officeooo:rsid="0016a9f7"/>
    </style:style>
    <style:style style:name="MT2" style:family="text">
      <style:text-properties officeooo:rsid="000bf3e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1.30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5.587cm" svg:y="0.03cm" svg:width="2.117cm" svg:height="0.397cm" draw:z-index="0"><draw:image xlink:href="Pictures/10000000000000500000000F88A725AFCA06D7CA.png" xlink:type="simple" xlink:show="embed" xlink:actuate="onLoad"/></draw:frame>Document généré avec <text:span text:style-name="MT1">www.wp-epi.com</text:span></text:p>
      </style:header>
      <style:footer>
        <text:p text:style-name="MP2"><text:file-name text:display="name-and-extension">fiche_modele_EPI.odt</text:file-name> <text:tab/>Version <text:span text:style-name="MT2">20170327-</text:span>V<text:span text:style-name="MT1">1</text:span> - Page : <text:s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6M5S</meta:editing-duration>
    <meta:editing-cycles>32</meta:editing-cycles>
    <meta:generator>LibreOffice/5.1.4.2$Windows_x86 LibreOffice_project/f99d75f39f1c57ebdd7ffc5f42867c12031db97a</meta:generator>
    <dc:date>2017-03-28T00:07:52.716000000</dc:date>
    <meta:document-statistic meta:table-count="1" meta:image-count="1" meta:object-count="0" meta:page-count="1" meta:paragraph-count="29" meta:word-count="92" meta:character-count="644" meta:non-whitespace-character-count="579"/>
    <meta:user-defined meta:name="Info 1"/>
    <meta:user-defined meta:name="Info 2"/>
    <meta:user-defined meta:name="Info 3"/>
    <meta:user-defined meta:name="Info 4"/>
  </office:meta>
</office:document-meta>
</file>